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normal" officeooo:rsid="000115b7" officeooo:paragraph-rsid="000115b7" style:font-weight-asian="normal" style:font-weight-complex="normal"/>
    </style:style>
    <style:style style:name="T1" style:family="text">
      <style:text-properties officeooo:rsid="000115b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4.23</text:span> If we change load/store instructions to use a register (without an offset) as the address, these instructions no longer need to use the ALU. (See Exercise 4.15<text:span text:style-name="T1"> below</text:span>.) <text:s/>As a result, the MEM and EX stages can be overlapped and the pipeline has only four stages.</text:p>
      <text:p text:style-name="P1"/>
      <text:p text:style-name="P3"><text:span text:style-name="T2">4.15</text:span> <text:span text:style-name="T3">ld</text:span> is the instruction with the longest latency on the CPU from Section 4.4. If we modified <text:span text:style-name="T3">ld</text:span> and <text:span text:style-name="T3">sd</text:span> so that there was no offset (i.e., the address to be loaded from/stored to must be calculated and placed in <text:span text:style-name="T3">rs1</text:span> before calling <text:span text:style-name="T3">ld/sd</text:span>), then no instruction would use both the ALU and Data memory. This would allow us to reduce the clock cycle time. <text:s/>However, it would also increase the number of instructions, because many <text:span text:style-name="T3">ld</text:span> and <text:span text:style-name="T3">sd</text:span> instructions would need to be replaced with <text:span text:style-name="T3">ld/add</text:span> or <text:span text:style-name="T3">sd/add</text:span> combinatio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1-23T09:40:53.611000000</dc:date>
    <meta:editing-duration>PT8M1S</meta:editing-duration>
    <meta:editing-cycles>1</meta:editing-cycles>
    <meta:document-statistic meta:table-count="0" meta:image-count="0" meta:object-count="0" meta:page-count="1" meta:paragraph-count="2" meta:word-count="138" meta:character-count="776" meta:non-whitespace-character-count="638"/>
  </office:meta>
</office:document-meta>
</file>